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enry M. Speak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rch 27, 1895</text:p>
      <text:p text:style-name="P6">Month<text:tab/><text:tab/><text:tab/><text:tab/><text:tab/><text:tab/>March</text:p>
      <text:p text:style-name="P6">Year<text:tab/><text:tab/><text:tab/><text:tab/><text:tab/><text:tab/>1895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4">New York March 27 1895/</text:p>
      <text:p text:style-name="P2">Rev. Dr. S. Morais/</text:p>
      <text:p text:style-name="P3">Dear Sir,/</text:p>
      <text:p text:style-name="P3"><text:tab/>In accordance with your request/ I beg to inform you that Maimonides'/ Guide to the Perplexed [Hebrew]/ translated into English by Dr. Friedlander/ may be had through Scribner's Publication/ House who will import it from London/ if you so desire. <text:s/>It is published in/ 3 volumes. <text:s/>Price between 10 and 12 Dollars./ <text:s/>I have the honor to be/ your obedient servant/ Henry M. Speaker/</text:p>
      <text:p text:style-name="P3">736 Lexington Ave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4:14:13.35</meta:creation-date>
    <meta:document-statistic meta:table-count="0" meta:image-count="0" meta:object-count="0" meta:page-count="2" meta:paragraph-count="65" meta:word-count="244" meta:character-count="1711"/>
    <dc:date>2011-12-22T14:20:15.68</dc:date>
    <dc:creator>Penn Libraries</dc:creator>
    <meta:editing-duration>PT00H06M02S</meta:editing-duration>
    <meta:editing-cycles>1</meta:editing-cycles>
    <meta:generator>OpenOffice.org/3.2$Win32 OpenOffice.org_project/320m12$Build-9483</meta:generator>
  </office:meta>
</office:document-meta>
</file>